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4">
      <style:text-properties fo:font-size="13pt" style:font-size-asian="13pt" style:font-size-complex="13pt"/>
    </style:style>
    <style:style style:name="P3" style:family="paragraph" style:parent-style-name="Standard" style:list-style-name="L4">
      <style:text-properties fo:font-size="13pt" officeooo:paragraph-rsid="00094c4d" style:font-size-asian="13pt" style:font-size-complex="13pt"/>
    </style:style>
    <style:style style:name="P4" style:family="paragraph" style:parent-style-name="Standard" style:list-style-name="L6">
      <style:text-properties fo:font-size="13pt" style:font-size-asian="13pt" style:font-size-complex="13pt"/>
    </style:style>
    <style:style style:name="P5" style:family="paragraph" style:parent-style-name="Standard" style:list-style-name="L6">
      <style:text-properties fo:font-size="13pt" officeooo:paragraph-rsid="00083d94" style:font-size-asian="13pt" style:font-size-complex="13pt"/>
    </style:style>
    <style:style style:name="P6" style:family="paragraph" style:parent-style-name="Standard" style:list-style-name="L6">
      <style:text-properties fo:font-size="13pt" officeooo:rsid="00083d94" officeooo:paragraph-rsid="00083d94" style:font-size-asian="13pt" style:font-size-complex="13pt"/>
    </style:style>
    <style:style style:name="P7" style:family="paragraph" style:parent-style-name="Standard" style:list-style-name="L5">
      <style:text-properties fo:font-size="13pt" officeooo:paragraph-rsid="000bc05a" style:font-size-asian="13pt" style:font-size-complex="13pt"/>
    </style:style>
    <style:style style:name="P8" style:family="paragraph" style:parent-style-name="Standard" style:list-style-name="L5">
      <style:text-properties fo:font-size="13pt" officeooo:paragraph-rsid="003e640c" style:font-size-asian="13pt" style:font-size-complex="13pt"/>
    </style:style>
    <style:style style:name="P9" style:family="paragraph" style:parent-style-name="Standard">
      <style:text-properties fo:font-size="13pt" officeooo:paragraph-rsid="000bc05a" style:font-size-asian="13pt" style:font-size-complex="13pt"/>
    </style:style>
    <style:style style:name="P10" style:family="paragraph" style:parent-style-name="Standard" style:list-style-name="L6">
      <style:text-properties fo:font-size="13pt" fo:font-weight="bold" officeooo:rsid="00083d94" officeooo:paragraph-rsid="00083d94" style:font-size-asian="13pt" style:font-weight-asian="bold" style:font-size-complex="13pt" style:font-weight-complex="bold"/>
    </style:style>
    <style:style style:name="P11" style:family="paragraph" style:parent-style-name="Standard" style:list-style-name="L6">
      <style:text-properties fo:font-size="13pt" fo:font-weight="bold" officeooo:rsid="00083d94" officeooo:paragraph-rsid="000bc05a" style:font-size-asian="13pt" style:font-weight-asian="bold" style:font-size-complex="13pt" style:font-weight-complex="bold"/>
    </style:style>
    <style:style style:name="P12" style:family="paragraph" style:parent-style-name="Standard" style:list-style-name="L6">
      <style:text-properties fo:font-size="13pt" fo:font-weight="bold" officeooo:rsid="00083d94" officeooo:paragraph-rsid="0010126c" style:font-size-asian="13pt" style:font-weight-asian="bold" style:font-size-complex="13pt" style:font-weight-complex="bold"/>
    </style:style>
    <style:style style:name="P13" style:family="paragraph" style:parent-style-name="Standard" style:list-style-name="L6">
      <style:text-properties fo:font-size="13pt" fo:font-weight="bold" officeooo:rsid="00083d94" officeooo:paragraph-rsid="0015fcfd" style:font-size-asian="13pt" style:font-weight-asian="bold" style:font-size-complex="13pt" style:font-weight-complex="bold"/>
    </style:style>
    <style:style style:name="P14" style:family="paragraph" style:parent-style-name="Standard" style:list-style-name="L6">
      <style:text-properties fo:font-size="13pt" fo:font-weight="bold" officeooo:rsid="00083d94" officeooo:paragraph-rsid="0018b6a4" style:font-size-asian="13pt" style:font-weight-asian="bold" style:font-size-complex="13pt" style:font-weight-complex="bold"/>
    </style:style>
    <style:style style:name="P15" style:family="paragraph" style:parent-style-name="Standard" style:list-style-name="L6">
      <style:text-properties fo:font-size="13pt" fo:font-weight="bold" officeooo:rsid="00083d94" officeooo:paragraph-rsid="001e3ad1" style:font-size-asian="13pt" style:font-weight-asian="bold" style:font-size-complex="13pt" style:font-weight-complex="bold"/>
    </style:style>
    <style:style style:name="P16" style:family="paragraph" style:parent-style-name="Standard" style:list-style-name="L5">
      <style:text-properties fo:font-size="13pt" fo:font-weight="normal" officeooo:paragraph-rsid="000bc05a" style:font-size-asian="13pt" style:font-weight-asian="normal" style:font-size-complex="13pt" style:font-weight-complex="normal"/>
    </style:style>
    <style:style style:name="P17" style:family="paragraph" style:parent-style-name="Standard" style:list-style-name="L5">
      <style:text-properties fo:font-size="13pt" fo:font-weight="normal" officeooo:rsid="00256c33" officeooo:paragraph-rsid="00256c33" style:font-size-asian="13pt" style:font-weight-asian="normal" style:font-size-complex="13pt" style:font-weight-complex="normal"/>
    </style:style>
    <style:style style:name="P18" style:family="paragraph" style:parent-style-name="Standard" style:list-style-name="L5">
      <style:text-properties fo:font-size="13pt" fo:font-weight="normal" officeooo:rsid="002d92c0" officeooo:paragraph-rsid="002d92c0" style:font-size-asian="13pt" style:font-weight-asian="normal" style:font-size-complex="13pt" style:font-weight-complex="normal"/>
    </style:style>
    <style:style style:name="P19" style:family="paragraph" style:parent-style-name="Standard" style:list-style-name="L5">
      <style:text-properties fo:font-size="13pt" fo:font-weight="normal" officeooo:rsid="003badf4" officeooo:paragraph-rsid="003badf4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3badf4" officeooo:paragraph-rsid="003badf4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3badf4" officeooo:paragraph-rsid="003e640c" style:font-size-asian="13pt" style:font-weight-asian="normal" style:font-size-complex="13pt" style:font-weight-complex="normal"/>
    </style:style>
    <style:style style:name="P22" style:family="paragraph" style:parent-style-name="Standard" style:list-style-name="L8">
      <style:text-properties officeooo:rsid="003e640c" officeooo:paragraph-rsid="003e640c"/>
    </style:style>
    <style:style style:name="P23" style:family="paragraph" style:parent-style-name="Standard" style:list-style-name="L8">
      <style:text-properties officeooo:rsid="003f0e7f" officeooo:paragraph-rsid="003f0e7f"/>
    </style:style>
    <style:style style:name="P24" style:family="paragraph" style:parent-style-name="Standard" style:list-style-name="L8">
      <style:text-properties officeooo:paragraph-rsid="003e640c"/>
    </style:style>
    <style:style style:name="P25" style:family="paragraph" style:parent-style-name="Text_20_body">
      <style:text-properties fo:font-size="13pt" officeooo:paragraph-rsid="000a2f43" style:font-size-asian="13pt" style:font-size-complex="13pt"/>
    </style:style>
    <style:style style:name="P26" style:family="paragraph" style:parent-style-name="Heading_20_1">
      <style:text-properties fo:font-size="13pt" style:font-size-asian="13pt" style:font-size-complex="13pt"/>
    </style:style>
    <style:style style:name="T1" style:family="text">
      <style:text-properties officeooo:rsid="0005f1df"/>
    </style:style>
    <style:style style:name="T2" style:family="text">
      <style:text-properties officeooo:rsid="0006399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3d94" style:font-weight-asian="bold" style:font-weight-complex="bold"/>
    </style:style>
    <style:style style:name="T5" style:family="text">
      <style:text-properties fo:font-weight="bold" officeooo:rsid="00228a2d" style:font-weight-asian="bold" style:font-weight-complex="bold"/>
    </style:style>
    <style:style style:name="T6" style:family="text">
      <style:text-properties fo:font-weight="bold" officeooo:rsid="0025e15b" style:font-weight-asian="bold" style:font-weight-complex="bold"/>
    </style:style>
    <style:style style:name="T7" style:family="text">
      <style:text-properties fo:font-weight="bold" officeooo:rsid="002fa4fc" style:font-weight-asian="bold" style:font-weight-complex="bold"/>
    </style:style>
    <style:style style:name="T8" style:family="text">
      <style:text-properties fo:font-weight="bold" officeooo:rsid="0036677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bc05a" style:font-weight-asian="normal" style:font-weight-complex="normal"/>
    </style:style>
    <style:style style:name="T11" style:family="text">
      <style:text-properties fo:font-weight="normal" officeooo:rsid="0010126c" style:font-weight-asian="normal" style:font-weight-complex="normal"/>
    </style:style>
    <style:style style:name="T12" style:family="text">
      <style:text-properties fo:font-weight="normal" officeooo:rsid="001e3ad1" style:font-weight-asian="normal" style:font-weight-complex="normal"/>
    </style:style>
    <style:style style:name="T13" style:family="text">
      <style:text-properties officeooo:rsid="00094c4d"/>
    </style:style>
    <style:style style:name="T14" style:family="text">
      <style:text-properties style:text-position="super 58%" officeooo:rsid="00094c4d"/>
    </style:style>
    <style:style style:name="T15" style:family="text">
      <style:text-properties style:text-position="super 58%" fo:font-size="13pt" fo:font-weight="normal" style:font-size-asian="13pt" style:font-weight-asian="normal" style:font-size-complex="13pt" style:font-weight-complex="normal"/>
    </style:style>
    <style:style style:name="T16" style:family="text">
      <style:text-properties style:text-position="super 58%" fo:font-size="13pt" fo:font-weight="normal" officeooo:rsid="003e640c" style:font-size-asian="13pt" style:font-weight-asian="normal" style:font-size-complex="13pt" style:font-weight-complex="normal"/>
    </style:style>
    <style:style style:name="T17" style:family="text">
      <style:text-properties style:text-position="super 58%" fo:font-size="13pt" fo:font-weight="normal" officeooo:rsid="003f0e7f" style:font-size-asian="13pt" style:font-weight-asian="normal" style:font-size-complex="13pt" style:font-weight-complex="normal"/>
    </style:style>
    <style:style style:name="T18" style:family="text">
      <style:text-properties style:text-position="0% 100%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0bc05a"/>
    </style:style>
    <style:style style:name="T21" style:family="text">
      <style:text-properties officeooo:rsid="0010126c"/>
    </style:style>
    <style:style style:name="T22" style:family="text">
      <style:text-properties officeooo:rsid="00228a2d"/>
    </style:style>
    <style:style style:name="T23" style:family="text">
      <style:text-properties fo:font-size="13pt" fo:font-weight="normal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228a2d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3e640c" style:font-size-asian="13pt" style:font-weight-asian="normal" style:font-size-complex="13pt" style:font-weight-complex="normal"/>
    </style:style>
    <style:style style:name="T26" style:family="text">
      <style:text-properties fo:font-size="13pt" fo:font-weight="normal" officeooo:rsid="003f0e7f" style:font-size-asian="13pt" style:font-weight-asian="normal" style:font-size-complex="13pt" style:font-weight-complex="normal"/>
    </style:style>
    <style:style style:name="T27" style:family="text">
      <style:text-properties officeooo:rsid="0025e15b"/>
    </style:style>
    <style:style style:name="T28" style:family="text">
      <style:text-properties officeooo:rsid="00366779"/>
    </style:style>
    <style:style style:name="T29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tab/><text:span text:style-name="T13">8</text:span><text:span text:style-name="T14">th</text:span><text:span text:style-name="T13"> History IMPORTANT</text:span><text:tab/></text:h>
      <text:p text:style-name="P25"><text:tab/><text:span text:style-name="T19">Civilising the “Native”, Educating the Nation</text:span></text:p>
      <text:list xml:id="list1344755499" text:style-name="L4">
        <text:list-item>
          <text:p text:style-name="P3">William Jones : Asiatic Society of Bengal, and started a journal called Asiatick Researches <text:span text:style-name="T1">with Henry Thomas Colebrooke and Nathaniel </text:span>Halhed</text:p>
        </text:list-item>
        <text:list-item>
          <text:p text:style-name="P2">Jones and Colebrooke went about discovering ancient texts, British would become</text:p>
          <text:p text:style-name="P2">the guardians of Indian culture as well as its masters</text:p>
        </text:list-item>
        <text:list-item>
          <text:p text:style-name="P2"><text:span text:style-name="T1">In order to above point </text:span>madrasa was set up i<text:span text:style-name="T1">n </text:span>Calcutta in 1781 to promote the study of Arabic, Persian and Islamic law; and the Hindu College was established <text:span text:style-name="T2">i</text:span>n Benaras in 1791 to encourage the study of ancient Sanskrit texts that would be useful for the administration</text:p>
        </text:list-item>
        <text:list-item>
          <text:p text:style-name="P2">of the country.</text:p>
        </text:list-item>
        <text:list-item>
          <text:p text:style-name="P2">Thomas Babington Macaulay <text:span text:style-name="T2">and James Mill, Charles Wood opposition of orient</text:span></text:p>
        </text:list-item>
        <text:list-item>
          <text:p text:style-name="P2">Macaulay’s minute, the <text:span text:style-name="T3">English Education Act</text:span> of 1835 was introduced</text:p>
        </text:list-item>
        <text:list-item>
          <text:p text:style-name="P2">William Carey : Serampore Mission</text:p>
        </text:list-item>
      </text:list>
      <text:p text:style-name="P1"><text:tab/><text:tab/></text:p>
      <text:p text:style-name="P1"><text:tab/><text:span text:style-name="T19">Women, Caste and Reform</text:span></text:p>
      <text:list xml:id="list337995755" text:style-name="L6">
        <text:list-item>
          <text:p text:style-name="P4">Raja Rammohun Roy (1772-1833). He founded a reform association known as the <text:span text:style-name="T3">Brahmo Sabha 1830 </text:span>(later known as the Brahmo Samaj) in Calcutta</text:p>
        </text:list-item>
        <text:list-item>
          <text:p text:style-name="P4">The Veda Samaj in 1864,</text:p>
        </text:list-item>
        <text:list-item>
          <text:p text:style-name="P4">Young Bengal Movement <text:span text:style-name="T3">Henry Louis Vivian Derozio</text:span></text:p>
        </text:list-item>
        <text:list-item>
          <text:p text:style-name="P4"><text:span text:style-name="T3">The Prarthana Samaj Established in 1867 </text:span><text:span text:style-name="T9">caste restrictions, abolish child marriage education of women, and <text:s/>widow remarriage meetings drew upon Hindu, Buddhist and Christian texts.</text:span></text:p>
        </text:list-item>
        <text:list-item>
          <text:p text:style-name="P4">1829, sati was banned.</text:p>
        </text:list-item>
        <text:list-item>
          <text:p text:style-name="P5">Whenever they wished to challenge a practice that seemed harmful, they tried to find a verse or sentence in the ancient sacred texts that supported their point of view <text:span text:style-name="T3">Ishwarchandra Vidyasagar </text:span><text:span text:style-name="T4">&amp; Raja Rammohun Roy</text:span></text:p>
        </text:list-item>
        <text:list-item>
          <text:p text:style-name="P6"><text:span text:style-name="T3">widow remarriage: </text:span><text:span text:style-name="T9">Ishwarchandra Vidyasagar(made act),</text:span><text:span text:style-name="T3"> </text:span><text:span text:style-name="T9">Veerasalingam Pantulu, Swami Dayanand Saraswati</text:span></text:p>
        </text:list-item>
        <text:list-item>
          <text:p text:style-name="P10">schools for girls: <text:span text:style-name="T9">Arya Samaj and Jyotirao Phule</text:span></text:p>
        </text:list-item>
        <text:list-item>
          <text:p text:style-name="P11">Tarabai Shinde<text:span text:style-name="T9">, a woman educated at home at Poona, published a book, </text:span>Stripurushtulna</text:p>
        </text:list-item>
        <text:list-item>
          <text:p text:style-name="P11">1929 the Child Marriage Restraint Act <text:span text:style-name="T20">18 and 16</text:span></text:p>
        </text:list-item>
        <text:list-item>
          <text:p text:style-name="P11">Prarthana Samaj : <text:span text:style-name="T9">spiritual equality of all castes</text:span></text:p>
        </text:list-item>
        <text:list-item>
          <text:p text:style-name="P11">Paramhans Mandali<text:span text:style-name="T9"> was founded in </text:span><text:span text:style-name="T10">1</text:span><text:span text:style-name="T9">840 to work for the abolition of caste</text:span></text:p>
        </text:list-item>
        <text:list-item>
          <text:p text:style-name="P11"><text:span text:style-name="T9">Madigas: untouchable caste of present-day Andhra Pradesh</text:span></text:p>
        </text:list-item>
        <text:list-item>
          <text:p text:style-name="P11"><text:span text:style-name="T9">Dublas of Gujarat</text:span></text:p>
        </text:list-item>
        <text:list-item>
          <text:p text:style-name="P11"><text:span text:style-name="T9">Mahar Regiment untouchable, found jobs</text:span></text:p>
        </text:list-item>
        <text:list-item>
          <text:p text:style-name="P11"><text:span text:style-name="T9">Satnami movement in Central India by </text:span>Ghasidas</text:p>
        </text:list-item>
        <text:list-item>
          <text:p text:style-name="P11"><text:span text:style-name="T9">a guru from Ezhava caste, </text:span>Shri Narayana Guru<text:span text:style-name="T9">: </text:span><text:span text:style-name="T11">(</text:span><text:span text:style-name="T9">one caste, one religion, one god for humankind</text:span><text:span text:style-name="T11">)</text:span></text:p>
        </text:list-item>
        <text:list-item>
          <text:p text:style-name="P12"><text:span text:style-name="T21">Haridas Thakur</text:span><text:span text:style-name="T11"> questioned Brahmanical texts that supported the caste system</text:span></text:p>
        </text:list-item>
        <text:list-item>
          <text:p text:style-name="P13"><text:span text:style-name="T21">Jyotirao Phule</text:span><text:span text:style-name="T11">: Aryans were foreigners .............Satyashodhak Samaj...wrote a book named Gulamgiri</text:span></text:p>
        </text:list-item>
        <text:list-item>
          <text:p text:style-name="P14"><text:span text:style-name="T11">1927, </text:span><text:span text:style-name="T21">Ambedkar</text:span><text:span text:style-name="T11"> started a </text:span><text:span text:style-name="T21">temple</text:span><text:span text:style-name="T11"> entry movement</text:span></text:p>
        </text:list-item>
        <text:list-item>
          <text:p text:style-name="P14"><text:soft-page-break/><text:span text:style-name="T11">E.V. Ramaswamy NaickerPeriyar founded the Self Respect Movement. <text:s/>Aryans were foreigners</text:span></text:p>
        </text:list-item>
        <text:list-item>
          <text:p text:style-name="P15"><text:span text:style-name="T11"><text:s/>The Aligarh Movement </text:span><text:span text:style-name="T12">f</text:span><text:span text:style-name="T11">ounded by Sayyid Ahmed Khan in 1875 at Aligarh</text:span></text:p>
        </text:list-item>
        <text:list-item>
          <text:p text:style-name="P15"><text:span text:style-name="T11">The Singh Sabha Movement Amritsar in 1873 and at Lahore in</text:span></text:p>
        </text:list-item>
        <text:list-item>
          <text:p text:style-name="P15"><text:span text:style-name="T11">1879 Sikhism of </text:span><text:span text:style-name="T12">get </text:span><text:span text:style-name="T11">rid superstitions, caste </text:span><text:span text:style-name="T12">d</text:span><text:span text:style-name="T11">istinctions and practices seen by them as non-Sikh</text:span></text:p>
        </text:list-item>
        <text:list-item>
          <text:p text:style-name="P15"><text:span text:style-name="T11"/></text:p>
        </text:list-item>
      </text:list>
      <text:list xml:id="list276038568" text:style-name="L5">
        <text:list-header>
          <text:p text:style-name="P7"><text:span text:style-name="T19">The Making of the National Movement: 1870s—1947</text:span></text:p>
        </text:list-header>
      </text:list>
      <text:p text:style-name="P9"><text:span text:style-name="T19"/></text:p>
      <text:list xml:id="list13720697118032" text:continue-numbering="true" text:style-name="L5">
        <text:list-item>
          <text:p text:style-name="P16"><text:span text:style-name="T3">Arms Act </text:span>was passed in 1878 disallowing from possessing arms <text:span text:style-name="T22">and </text:span><text:span text:style-name="T5">Vernacular Press Act</text:span></text:p>
        </text:list-item>
        <text:list-item>
          <text:p text:style-name="P16">Ilbert Bill trial of British or European persons by Indians</text:p>
        </text:list-item>
        <text:list-item>
          <text:p text:style-name="P7"><text:span text:style-name="T3">Naoroji’s </text:span><text:span text:style-name="T9">book Poverty and</text:span><text:span text:style-name="T3"> Un-British Rule in India</text:span></text:p>
        </text:list-item>
        <text:list-item>
          <text:p text:style-name="P16">1905 Viceroy Curzon <text:span text:style-name="T3">partitioned Bengal</text:span></text:p>
        </text:list-item>
        <text:list-item>
          <text:p text:style-name="P17">Swadeshi Movement in Bengal - Vandemataram Movement in Andhra</text:p>
        </text:list-item>
        <text:list-item>
          <text:p text:style-name="P17">Kesari - Balgangadhar Tilak</text:p>
        </text:list-item>
        <text:list-item>
          <text:p text:style-name="P17">A group of Muslim landlords and nawabs formed the <text:span text:style-name="T3">All India Muslim League</text:span> at Dacca in 1906</text:p>
        </text:list-item>
        <text:list-item>
          <text:p text:style-name="P17">separate electorates for<text:span text:style-name="T27">v</text:span>Muslims, a demand conceded by the government in 1909 <text:span text:style-name="T27">(Indian council act) </text:span><text:span text:style-name="T6">Lord Minto</text:span></text:p>
        </text:list-item>
        <text:list-item>
          <text:p text:style-name="P18">1916 Lucknow Pact <text:span text:style-name="T7">Congress and muslim league</text:span></text:p>
        </text:list-item>
        <text:list-item>
          <text:p text:style-name="P18"><text:s/>Rowlatt Satyagraha: <text:span text:style-name="T3">the first all-India struggle</text:span></text:p>
        </text:list-item>
        <text:list-item>
          <text:p text:style-name="P18"><text:span text:style-name="T8">1919 </text:span><text:span text:style-name="T28">Jallianwala bhag massacre </text:span><text:span text:style-name="T3">1920 :</text:span> <text:span text:style-name="T28">Khilafat issue demand swaraj caused </text:span><text:span text:style-name="T8">Non cooperation movement 1921</text:span></text:p>
        </text:list-item>
        <text:list-item>
          <text:p text:style-name="P18"><text:span text:style-name="T28">Civil Disobedience movement in 1930</text:span></text:p>
        </text:list-item>
        <text:list-item>
          <text:p text:style-name="P18"><text:span text:style-name="T29">prabhat pheris</text:span>. Ambabai</text:p>
        </text:list-item>
        <text:list-item>
          <text:p text:style-name="P19">Combined effort of Civil Disobedience Movement ket to goventment of india act 1935</text:p>
          <text:list>
            <text:list-item>
              <text:p text:style-name="P19">provincial autonomy and the government announced elections to the</text:p>
              <text:p text:style-name="P19">provincial legislatures in 1937</text:p>
            </text:list-item>
            <text:list-item>
              <text:p text:style-name="P19">Congress formed governments in 7 out of 11 provinces</text:p>
            </text:list-item>
          </text:list>
        </text:list-item>
      </text:list>
      <text:p text:style-name="P20"/>
      <text:list xml:id="list13718880813102" text:continue-numbering="true" text:style-name="L5">
        <text:list-header>
          <text:p text:style-name="P8"><text:span text:style-name="T19">India After Independence</text:span></text:p>
        </text:list-header>
      </text:list>
      <text:p text:style-name="P21"><text:span text:style-name="T3"><text:tab/></text:span></text:p>
      <text:list xml:id="list750039619" text:style-name="L8">
        <text:list-item>
          <text:p text:style-name="P24"><text:span text:style-name="T25">1</text:span><text:span text:style-name="T16">st</text:span><text:span text:style-name="T25"> feature Universal Adult </text:span><text:span text:style-name="T24">Franchise – The right to vote</text:span></text:p>
        </text:list-item>
        <text:list-item>
          <text:p text:style-name="P22"><text:span text:style-name="T26">2</text:span><text:span text:style-name="T17">nd</text:span><text:span text:style-name="T26"> f</text:span><text:span text:style-name="T23">eature equality before the law to all citizens</text:span></text:p>
        </text:list-item>
        <text:list-item>
          <text:p text:style-name="P23"><text:span text:style-name="T23">3</text:span><text:span text:style-name="T15">rd</text:span><text:span text:style-name="T23"> fearture special privileges for the poorest and most disadvantaged</text:span></text:p>
        </text:list-item>
        <text:list-item>
          <text:p text:style-name="P23"><text:span text:style-name="T23">In 1956, the Second Five Year Plan</text:span>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7:18:58.324119222</meta:creation-date>
    <dc:date>2021-04-24T01:37:18.715672881</dc:date>
    <meta:editing-duration>PT7H17M9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659" meta:character-count="4050" meta:non-whitespace-character-count="3490"/>
  </office:meta>
</office:document-meta>
</file>